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25-10-0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25-03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25-03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24-09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24-03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23-09-07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23-02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22-09-2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22-03-17 16:58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21-09-21 18:55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21-03-01 17:45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20-03-0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23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3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9-27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7-1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4-2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1-24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11-0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7-1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3-1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1-1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7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6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6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6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6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6-10-2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6-03-0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6-03-0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5-08-31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5-03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5-03-17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4-09-30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4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4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4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3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3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3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3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2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2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1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10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09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09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08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07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06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05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04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03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02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01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00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200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9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8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8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7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5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5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5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5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5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5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5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5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4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4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4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4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4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4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4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4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4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4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4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4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3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2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1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90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92</text:p>
          </table:table-cell>
          <table:table-cell office:value-type="string" calcext:value-type="string">
            <text:p>Swanee North</text:p>
          </table:table-cell>
          <table:table-cell office:value-type="string" calcext:value-type="string">
            <text:p>1989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54" meta:object-count="0"/>
    <meta:user-defined meta:name="AppVersion">3.0</meta:user-defined>
  </office:meta>
</office:document-meta>
</file>